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0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odman play kube   (45-7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0 is for teams that already use or will use Kubernetes YAML. podman play kube runs a subset</text:span></text:p>
              <text:p><text:span text:style-name="s6">of Kubernetes Pod definitions locally. The security note about base64 is important: many teams store</text:span></text:p>
              <text:p><text:span text:style-name="s6">Kubernetes Secrets as YAML files without understanding that base64 is encoding, not encryp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Running Kubernetes YAML Locally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lay kube examples/kube/webpod.yaml</text:span></text:p>
            <text:p><text:span text:style-name="s5">podman kube down examples/kube/webpod.yaml   # clean teardown</text:span></text:p>
            <text:p><text:span text:style-name="s4">Quadlet .kube unit: run YAML-defined pod under systemd</text:span></text:p>
            <text:p><text:span text:style-name="s4">Limitation: Pods only — no Deployments, Services, Ingress</text:span></text:p>
            <text:p><text:span text:style-name="s4">Secret YAML: base64 is encoding NOT encryption — never commi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base64 point deserves extra emphasis. Show: echo -n supersecret | base64 produces a string any</text:span></text:p>
              <text:p><text:span text:style-name="s6">human can decode. Kubernetes Secret YAML is NOT encrypted by default. Committing Kubernetes Secret</text:span></text:p>
              <text:p><text:span text:style-name="s6">YAML to a public repo is the same as committing plaintext passwords. For secrets with play kube:</text:span></text:p>
              <text:p><text:span text:style-name="s6">provision them as Podman secrets out-of-band and reference them in the pod spec rather than</text:span></text:p>
              <text:p><text:span text:style-name="s6">embedding base64 values. The .kube Quadlet unit type is useful for teams that generate pod YAML in</text:span></text:p>
              <text:p><text:span text:style-name="s6">CI and want to run it under systemd for boot persistenc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